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C40000004C3258F17B5A8F931D.png" manifest:media-type="image/png"/>
  <manifest:file-entry manifest:full-path="Pictures/1000000000000780000004388847733ED2C9088C.jpg" manifest:media-type="image/jpeg"/>
  <manifest:file-entry manifest:full-path="Pictures/10000201000004B30000004F3BD11D783E93B7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ize-asian="32pt"/>
    </style:style>
    <style:style style:name="T3" style:family="text">
      <style:text-properties style:font-name="FreeMono1" style:font-size-asian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2</text:span><text:span text:style-name="T1">讲 物理机</text:span><text:span text:style-name="T2">安装</text:span><text:span text:style-name="T3">Linu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双系统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本课程选择Ubuntu18.04作为教学使用。</text:p>
              </text:list-item>
              <text:list-item>
                <text:p>另外，CentOS也是一个使用非常多的发行版。</text:p>
              </text:list-item>
              <text:list-item>
                <text:p>本课程会有部分内容对比二者的不同，学生在学完本课程，可以使用这两个发行版，并且能自己去探索其他的发行版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Ubuntu简介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Ubuntu是由Canonical公司发行的开源操作系统，中文翻译为：乌班图。</text:p>
              </text:list-item>
              <text:list-item>
                <text:p>Ubuntu基于Debian开发，所以都使用deb软件包格式，使用apt管理软件包。</text:p>
              </text:list-item>
              <text:list-item>
                <text:p><text:span text:style-name="T4">每年</text:span>4月份和10月份发布两个版本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Ubuntu简介</text:p>
          </draw:text-box>
        </draw:frame>
        <draw:frame presentation:style-name="pr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版本号以当年的年份和月份表示。Ubuntu每两年的4月份发布的版本是长期支持版（LTS），提供5年的技术支持。</text:p>
              </text:list-item>
              <text:list-item>
                <text:p>但是从2018年开始，Ubuntu改变更新策略，Ubuntu18.04作为长期支持版，提供长达10年的技术支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Ubuntu简介</text:p>
          </draw:text-box>
        </draw:frame>
        <draw:frame presentation:style-name="pr4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Ubuntu比较激进，软件总是更新最新版本。</text:p>
              </text:list-item>
              <text:list-item>
                <text:p>但是Ubuntu Server是为云计算提供的服务器版本，非常稳定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Ubuntu简介</text:p>
          </draw:text-box>
        </draw:frame>
        <draw:frame presentation:style-name="pr4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Ubuntu的默认桌面环境为gnome，从11.04开始Ubuntu使用基于gnome开发的unity桌面作为默认桌面环境。</text:p>
              </text:list-item>
              <text:list-item>
                <text:p>但是从18.04开始，彻底放弃了unity，回归到gnome，重点放在云计算以及物联网领域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如何下载Ubunt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访问以下链接</text:p>
                <text:p>http://releases.ubuntu.com/18.04/</text:p>
              </text:list-item>
              <text:list-item>
                <text:p>这个页面包括了两个版本，一个是桌面版，另一个是服务器版，没有桌面环境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选择版本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sktop是桌面版。</text:p>
                <text:p/>
              </text:list-item>
              <text:list-item>
                <text:p>server是服务器版，默认没有桌面环境。</text:p>
                <text:p/>
              </text:list-item>
            </text:list>
          </draw:text-box>
        </draw:frame>
        <draw:frame draw:style-name="gr2" draw:text-style-name="P4" draw:layer="layout" svg:width="25.463cm" svg:height="1.671cm" svg:x="1.337cm" svg:y="5.529cm">
          <draw:image xlink:href="Pictures/10000201000004B30000004F3BD11D783E93B710.png" xlink:type="simple" xlink:show="embed" xlink:actuate="onLoad">
            <text:p/>
          </draw:image>
        </draw:frame>
        <draw:frame draw:style-name="gr2" draw:text-style-name="P4" draw:layer="layout" svg:width="25.822cm" svg:height="1.608cm" svg:x="0.8cm" svg:y="10.2cm">
          <draw:image xlink:href="Pictures/10000201000004C40000004C3258F17B5A8F931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2-23T01:08:33.832994206</dc:date>
    <meta:editing-duration>PT30M20S</meta:editing-duration>
    <meta:editing-cycles>15</meta:editing-cycles>
    <meta:generator>LibreOffice/6.0.7.3$Linux_X86_64 LibreOffice_project/00m0$Build-3</meta:generator>
    <meta:document-statistic meta:object-count="55"/>
  </office:meta>
</office:document-meta>
</file>